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9100000271460BCD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5cm"/>
    </style:style>
    <style:style style:name="gr9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style-name="Fett" style:font-family-generic="roman" style:font-pitch="variable" fo:font-size="15pt" fo:font-style="normal" fo:font-weight="bold" style:font-size-asian="10pt" style:font-size-complex="10pt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style-name="Fett" style:font-family-generic="roman" style:font-pitch="variable" fo:font-size="15pt" fo:font-style="normal" fo:font-weight="bold"/>
    </style:style>
    <style:style style:name="P5" style:family="paragraph">
      <style:paragraph-properties fo:text-align="center"/>
      <style:text-properties fo:font-family="'Palatino Linotype'" style:font-style-name="Fett" style:font-family-generic="roman" style:font-pitch="variable" fo:font-size="15pt" fo:font-style="normal" fo:font-weight="bold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family="'Palatino Linotype'" style:font-family-generic="roman" style:font-pitch="variable" fo:font-size="40pt" style:font-size-asian="40pt" style:font-size-complex="40pt"/>
    </style:style>
    <style:style style:name="T1" style:family="text">
      <style:text-properties fo:font-family="'Palatino Linotype'" style:font-style-name="Fett" style:font-family-generic="roman" style:font-pitch="variable" fo:font-size="15pt" fo:font-style="normal" fo:font-weight="bold" style:font-size-asian="10pt" style:font-size-complex="10pt"/>
    </style:style>
    <style:style style:name="T2" style:family="text">
      <style:text-properties fo:font-family="'Palatino Linotype'" style:font-style-name="Fett" style:font-family-generic="roman" style:font-pitch="variable" fo:font-size="15pt" fo:font-style="normal" fo:font-weight="bold"/>
    </style:style>
    <style:style style:name="T3" style:family="text">
      <style:text-properties fo:font-family="'Palatino Linotype'" style:font-family-generic="roman" style:font-pitch="variable" fo:font-size="40pt" style:font-size-asian="40pt" style:font-size-complex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29.643cm" svg:height="13cm" svg:x="0.86cm" svg:y="4cm">
          <draw:image xlink:href="Pictures/100000000000059100000271460BCDA9.png" xlink:type="simple" xlink:show="embed" xlink:actuate="onLoad">
            <text:p text:style-name="P6"/>
          </draw:image>
        </draw:frame>
        <draw:custom-shape draw:style-name="gr2" draw:text-style-name="P3" draw:id="id3" draw:layer="layout" svg:width="0.8cm" svg:height="0.8cm" svg:x="5cm" svg:y="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5" draw:layer="layout" svg:width="0.8cm" svg:height="0.8cm" svg:x="7cm" svg:y="8cm">
          <text:p text:style-name="P2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6" draw:layer="layout" svg:width="0.8cm" svg:height="0.8cm" svg:x="5cm" svg:y="8.5cm">
          <text:p text:style-name="P2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" draw:layer="layout" svg:width="0.8cm" svg:height="0.8cm" svg:x="14cm" svg:y="7cm">
          <text:p text:style-name="P2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7" draw:layer="layout" svg:width="0.8cm" svg:height="0.8cm" svg:x="15cm" svg:y="6.5cm">
          <text:p text:style-name="P2"><text:span text:style-name="T2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layer="layout" svg:width="0.5cm" svg:height="0.5cm" svg:x="20.5cm" svg:y="9cm">
          <text:p text:style-name="P2"><text:span text:style-name="T2">6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4" draw:layer="layout" svg:width="0.8cm" svg:height="0.8cm" svg:x="26cm" svg:y="14.5cm">
          <text:p text:style-name="P2"><text:span text:style-name="T2">7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4" draw:layer="layout" draw:type="curve" svg:x1="14cm" svg:y1="7.399cm" svg:x2="7.3cm" svg:y2="6.9cm" draw:start-shape="id1" draw:start-glue-point="6" draw:end-shape="id2" draw:end-glue-point="1">
          <text:p text:style-name="P2"><text:span text:style-name="T2"/></text:p>
          <text:p text:style-name="P2"><text:span text:style-name="T2"/></text:p>
        </draw:connector>
        <draw:connector draw:style-name="gr4" draw:text-style-name="P5" draw:layer="layout" draw:type="curve" svg:x1="5.399cm" svg:y1="7.8cm" svg:x2="6.9cm" svg:y2="7.3cm" draw:start-shape="id3" draw:start-glue-point="8" draw:end-shape="id2">
          <text:p text:style-name="P6"/>
        </draw:connector>
        <draw:connector draw:style-name="gr4" draw:text-style-name="P5" draw:layer="layout" draw:type="curve" svg:x1="26.399cm" svg:y1="15.3cm" svg:x2="6.9cm" svg:y2="7.3cm" draw:start-shape="id4" draw:start-glue-point="8" draw:end-shape="id2">
          <text:p text:style-name="P6"/>
        </draw:connector>
        <draw:rect draw:style-name="gr5" draw:text-style-name="P5" draw:layer="layout" svg:width="7.5cm" svg:height="7.5cm" svg:x="-13.5cm" svg:y="3.5cm">
          <text:p text:style-name="P6"/>
        </draw:rect>
        <draw:rect draw:style-name="gr6" draw:text-style-name="P5" draw:layer="layout" svg:width="7.5cm" svg:height="7.5cm" svg:x="-6cm" svg:y="3.5cm">
          <text:p text:style-name="P6"/>
        </draw:rect>
        <draw:rect draw:style-name="gr5" draw:text-style-name="P5" draw:layer="layout" svg:width="7.5cm" svg:height="7.5cm" svg:x="-6cm" svg:y="3.5cm">
          <text:p text:style-name="P6"/>
        </draw:rect>
        <draw:rect draw:style-name="gr5" draw:text-style-name="P5" draw:layer="layout" svg:width="7.5cm" svg:height="7.5cm" svg:x="-13.5cm" svg:y="11cm">
          <text:p text:style-name="P6"/>
        </draw:rect>
        <draw:rect draw:style-name="gr5" draw:text-style-name="P5" draw:layer="layout" svg:width="7.5cm" svg:height="7.5cm" svg:x="-6cm" svg:y="11cm">
          <text:p text:style-name="P6"/>
        </draw:rect>
        <draw:custom-shape draw:style-name="gr2" draw:text-style-name="P3" draw:id="id18" draw:layer="layout" svg:width="0.834cm" svg:height="0.833cm" svg:x="-11.167cm" svg:y="5.16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6" draw:layer="layout" svg:width="0.833cm" svg:height="0.833cm" svg:x="-12cm" svg:y="8.5cm">
          <text:p text:style-name="P2"><text:span text:style-name="T1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5" draw:layer="layout" svg:width="0.833cm" svg:height="0.833cm" svg:x="-3.5cm" svg:y="6cm">
          <text:p text:style-name="P2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7" draw:layer="layout" svg:width="0.834cm" svg:height="0.834cm" svg:x="-10.167cm" svg:y="6.833cm">
          <text:p text:style-name="P2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8" draw:layer="layout" svg:width="0.8cm" svg:height="0.8cm" svg:x="20.5cm" svg:y="9cm">
          <text:p text:style-name="P2"><text:span text:style-name="T2">6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12" draw:layer="layout" svg:width="0.834cm" svg:height="0.833cm" svg:x="-10.167cm" svg:y="15.167cm">
          <text:p text:style-name="P2"><text:span text:style-name="T2">6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14" draw:layer="layout" svg:width="0.833cm" svg:height="0.833cm" svg:x="-4.333cm" svg:y="8.5cm">
          <text:p text:style-name="P2"><text:span text:style-name="T2">7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9" draw:layer="layout" svg:width="0.8cm" svg:height="0.8cm" svg:x="24cm" svg:y="13.5cm">
          <text:p text:style-name="P2"><text:span text:style-name="T2">8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10" draw:layer="layout" svg:width="0.833cm" svg:height="0.833cm" svg:x="-9.333cm" svg:y="13.5cm">
          <text:p text:style-name="P2"><text:span text:style-name="T2">8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3" draw:layer="layout" svg:width="0.833cm" svg:height="0.833cm" svg:x="-2.626cm" svg:y="14.517cm">
          <text:p text:style-name="P2"><text:span text:style-name="T1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7" draw:text-style-name="P1" draw:layer="layout" svg:width="28.2cm" svg:height="15cm" svg:x="2.5cm" svg:y="3.5cm">
          <text:p text:style-name="P6"/>
        </draw:rect>
        <draw:frame draw:style-name="gr8" draw:text-style-name="P7" draw:layer="layout" svg:width="8cm" svg:height="2.156cm" svg:x="-9.5cm" svg:y="1.344cm">
          <draw:text-box>
            <text:p text:style-name="P6"><text:span text:style-name="T3">Spielewelt</text:span></text:p>
          </draw:text-box>
        </draw:frame>
        <draw:frame draw:style-name="gr8" draw:text-style-name="P7" draw:layer="layout" svg:width="8cm" svg:height="2.156cm" svg:x="12cm" svg:y="1.344cm">
          <draw:text-box>
            <text:p text:style-name="P6"><text:span text:style-name="T3">reale Welt</text:span></text:p>
          </draw:text-box>
        </draw:frame>
        <draw:rect draw:style-name="gr9" draw:text-style-name="P3" draw:id="id2" draw:layer="layout" svg:width="0.8cm" svg:height="0.8cm" svg:x="6.5cm" svg:y="6.5cm">
          <text:p text:style-name="P2"><text:span text:style-name="T1">S</text:span></text:p>
        </draw:rect>
        <draw:connector draw:style-name="gr4" draw:text-style-name="P5" draw:layer="layout" draw:type="curve" svg:x1="7.399cm" svg:y1="8cm" svg:x2="7.3cm" svg:y2="6.9cm" draw:start-shape="id5" draw:start-glue-point="4" draw:end-shape="id2" draw:end-glue-point="1">
          <text:p text:style-name="P6"/>
        </draw:connector>
        <draw:connector draw:style-name="gr4" draw:text-style-name="P5" draw:layer="layout" draw:type="curve" svg:x1="5.8cm" svg:y1="8.899cm" svg:x2="6.9cm" svg:y2="7.3cm" draw:start-shape="id6" draw:start-glue-point="10" draw:end-shape="id2" draw:end-glue-point="2">
          <text:p text:style-name="P6"/>
        </draw:connector>
        <draw:connector draw:style-name="gr4" draw:text-style-name="P1" draw:layer="layout" draw:type="curve" svg:x1="6.9cm" svg:y1="6.5cm" svg:x2="15.4cm" svg:y2="6.5cm" draw:start-shape="id2" draw:start-glue-point="0" draw:end-shape="id7">
          <text:p text:style-name="P6"/>
        </draw:connector>
        <draw:connector draw:style-name="gr4" draw:text-style-name="P5" draw:layer="layout" draw:type="curve" svg:x1="6.9cm" svg:y1="7.3cm" svg:x2="20.5cm" svg:y2="9.399cm" draw:start-shape="id2" draw:start-glue-point="2" draw:end-shape="id8" draw:end-glue-point="6">
          <text:p text:style-name="P6"/>
        </draw:connector>
        <draw:connector draw:style-name="gr4" draw:text-style-name="P5" draw:layer="layout" draw:type="curve" svg:x1="24cm" svg:y1="13.899cm" svg:x2="7.3cm" svg:y2="6.9cm" draw:start-shape="id9" draw:start-glue-point="6" draw:end-shape="id2" draw:end-glue-point="1">
          <text:p text:style-name="P6"/>
        </draw:connector>
        <draw:rect draw:style-name="gr9" draw:text-style-name="P3" draw:id="id11" draw:layer="layout" svg:width="1.5cm" svg:height="1.5cm" svg:x="-6.746cm" svg:y="10.242cm">
          <text:p text:style-name="P2"><text:span text:style-name="T1">S</text:span></text:p>
        </draw:rect>
        <draw:connector draw:style-name="gr4" draw:text-style-name="P5" draw:layer="layout" draw:type="curve" svg:x1="-8.917cm" svg:y1="13.5cm" svg:x2="-5.996cm" svg:y2="11.742cm" draw:start-shape="id10" draw:start-glue-point="4" draw:end-shape="id11">
          <text:p text:style-name="P6"/>
        </draw:connector>
        <draw:connector draw:style-name="gr4" draw:text-style-name="P5" draw:layer="layout" draw:type="curve" svg:x1="-9.335cm" svg:y1="15.583cm" svg:x2="-5.996cm" svg:y2="11.742cm" draw:start-shape="id12" draw:start-glue-point="10" draw:end-shape="id11" draw:end-glue-point="2">
          <text:p text:style-name="P6"/>
        </draw:connector>
        <draw:connector draw:style-name="gr4" draw:text-style-name="P5" draw:layer="layout" draw:type="curve" svg:x1="-2.21cm" svg:y1="14.517cm" svg:x2="-5.996cm" svg:y2="11.742cm" draw:start-shape="id13" draw:start-glue-point="4" draw:end-shape="id11" draw:end-glue-point="2">
          <text:p text:style-name="P6"/>
        </draw:connector>
        <draw:connector draw:style-name="gr4" draw:text-style-name="P5" draw:layer="layout" draw:type="curve" svg:x1="-4.333cm" svg:y1="8.916cm" svg:x2="-5.996cm" svg:y2="10.242cm" draw:start-shape="id14" draw:start-glue-point="6" draw:end-shape="id11" draw:end-glue-point="0">
          <text:p text:style-name="P6"/>
        </draw:connector>
        <draw:connector draw:style-name="gr4" draw:text-style-name="P5" draw:layer="layout" draw:type="curve" svg:x1="-3.5cm" svg:y1="6.416cm" svg:x2="-5.996cm" svg:y2="10.242cm" draw:start-shape="id15" draw:start-glue-point="6" draw:end-shape="id11" draw:end-glue-point="0">
          <text:p text:style-name="P6"/>
        </draw:connector>
        <draw:connector draw:style-name="gr4" draw:text-style-name="P5" draw:layer="layout" draw:type="curve" svg:x1="-11.584cm" svg:y1="9.333cm" svg:x2="-5.996cm" svg:y2="10.242cm" draw:start-shape="id16" draw:start-glue-point="8" draw:end-shape="id11" draw:end-glue-point="0">
          <text:p text:style-name="P6"/>
        </draw:connector>
        <draw:connector draw:style-name="gr4" draw:text-style-name="P5" draw:layer="layout" draw:type="curve" svg:x1="-9.751cm" svg:y1="7.665cm" svg:x2="-5.996cm" svg:y2="10.242cm" draw:start-shape="id17" draw:start-glue-point="8" draw:end-shape="id11" draw:end-glue-point="0">
          <text:p text:style-name="P6"/>
        </draw:connector>
        <draw:connector draw:style-name="gr4" draw:text-style-name="P5" draw:layer="layout" draw:type="curve" svg:x1="-10.751cm" svg:y1="6cm" svg:x2="-5.996cm" svg:y2="10.242cm" draw:start-shape="id18" draw:start-glue-point="8" draw:end-shape="id11">
          <text:p text:style-name="P6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04T16:07:48</meta:creation-date>
    <dc:date>2008-06-15T15:27:15</dc:date>
    <meta:editing-cycles>6</meta:editing-cycles>
    <meta:editing-duration>PT19M0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